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246" officeooo:paragraph-rsid="0018c246"/>
    </style:style>
    <style:style style:name="P2" style:family="paragraph" style:parent-style-name="Standard">
      <style:paragraph-properties fo:text-align="justify" style:justify-single-word="false"/>
      <style:text-properties officeooo:rsid="0018c246" officeooo:paragraph-rsid="0018c246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1d2125" style:font-name="apple-system" fo:font-size="10.5pt" fo:letter-spacing="normal" fo:font-style="normal" fo:font-weight="normal" officeooo:rsid="0018c246" officeooo:paragraph-rsid="0018c246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1d2125" style:font-name="apple-system" fo:font-size="10.5pt" fo:letter-spacing="normal" fo:font-style="normal" fo:font-weight="normal" officeooo:rsid="0018c246" officeooo:paragraph-rsid="0018c24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PRÁTICA 6 PLANO</text:p>
      <text:p text:style-name="P1"/>
      <text:p text:style-name="P1"/>
      <text:p text:style-name="P4"><text:bookmark text:name="docs-internal-guid-a8b0b6c5-7fff-517c-0b9e-034cdfe9761d"/><text:bookmark text:name="yui_3_17_2_1_1683673893492_50"/><text:bookmark text:name="yui_3_17_2_1_1683673893492_51"/>Avalie qualitativamente o programa a ser caracterizado em termos dos acessos de memória esperados e localidade de referência. Identifique as estruturas de dados e segmentos de código críticos (p.ex., mais custosos)</text:p>
      <text:p text:style-name="P2"/>
      <text:p text:style-name="P2">R: É esperado do programa o acesso a dois blocos de 10 espaços de memória contíguos. As estruturas de dados e segmentos críticos são a fila e a pilha evidentemente. As principais funções são o empilha e o desempilha. A cada empilha aloca-se memória à um dos dois blocos de 10 espaços. No caso do desempilha, enfileira em uma fila o retorno do desenfileira da outra. Como a fila é composta por um vetor, é esperado que a localidade de refência seja sempre cumprida e os vizinhos são acessados. Avaliando qualitativamente é um programa eficiente para o problema proposto com o gerenciamento de memória simples e contíguo.</text:p>
      <text:p text:style-name="P3"/>
      <text:p text:style-name="P4"><text:bookmark text:name="docs-internal-guid-a8b0b6c5-7fff-517c-0b9e-034cdfe9761d1"/>Elabore o plano de caracterização de localidade de referência</text:p>
      <text:p text:style-name="P4">R: O plano é que se sempre acesse os locais de memória vizinhos, pois o programa trabalha exclusivamente com vetores garantindo a localidade de referência dentro da região contígua de memória.</text:p>
      <text:p text:style-name="P4"><text:bookmark text:name="docs-internal-guid-a8b0b6c5-7fff-517c-0b9e-034cdfe9761d2"/><text:bookmark text:name="yui_3_17_2_1_1683673893492_55"/>Selecione os parâmetros do programa a ser caracterizado</text:p>
      <text:p text:style-name="P4">R: Irei rodar o programa sem parâmetros, pois ele gera aleatoriamente os números e a ordem de empilha e desempilha, mas são sempre 10 números, portanto é esperado que haja um comportamento de 5 alocações na pilha e 5 desalocações (média probabilística). Cada aloação da pilha são 5 alocações de memória em um dos blocos e a cada desalocação da pilha, há uma desalocação em uma fila e uma alocação na outra. Portato, é esperado na média 10 alocações e 5 desalocações no programa.</text:p>
      <text:p text:style-name="P4"/>
      <text:p text:style-name="P4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20:19:43.699477462</meta:creation-date>
    <dc:date>2023-05-09T20:54:15.429237322</dc:date>
    <meta:editing-duration>PT34M47S</meta:editing-duration>
    <meta:editing-cycles>1</meta:editing-cycles>
    <meta:document-statistic meta:table-count="0" meta:image-count="0" meta:object-count="0" meta:page-count="1" meta:paragraph-count="8" meta:word-count="274" meta:character-count="1640" meta:non-whitespace-character-count="1372"/>
    <meta:generator>LibreOffice/6.1.5.2$Linux_ARM_EABI LibreOffice_project/10$Build-2</meta:generator>
  </office:meta>
</office:document-meta>
</file>